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6"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405">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9">00/00/0000</text:date>, <text:time style:data-style-name="N2" text:time-value="09:58:32.801386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1-29T09:06:08.135485100</dc:date>
    <meta:editing-duration>P32DT17H46S</meta:editing-duration>
    <meta:editing-cycles>769</meta:editing-cycles>
    <dc:description>Translation file for Lah-Mboh Mod</dc:description>
    <dc:rights>Perkedel Technologies</dc:rights>
    <dc:title>Lah-Mboh Doom mod translation</dc:title>
    <meta:document-statistic meta:table-count="5" meta:cell-count="3640" meta:object-count="0"/>
  </office:meta>
</office:document-meta>
</file>